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Text_20_body">
      <style:text-properties officeooo:rsid="001fc22f" officeooo:paragraph-rsid="001fc22f"/>
    </style:style>
    <style:style style:name="P2" style:family="paragraph" style:parent-style-name="Text_20_body">
      <style:text-properties officeooo:rsid="001652d5" officeooo:paragraph-rsid="001652d5"/>
    </style:style>
    <style:style style:name="P3" style:family="paragraph" style:parent-style-name="Text_20_body">
      <style:paragraph-properties fo:text-align="center" style:justify-single-word="false"/>
      <style:text-properties officeooo:rsid="001652d5" officeooo:paragraph-rsid="001652d5"/>
    </style:style>
    <style:style style:name="P4" style:family="paragraph" style:parent-style-name="Text_20_body">
      <style:text-properties officeooo:paragraph-rsid="001e268b"/>
    </style:style>
    <style:style style:name="T1" style:family="text">
      <style:text-properties officeooo:rsid="0019ffec"/>
    </style:style>
    <style:style style:name="T2" style:family="text">
      <style:text-properties officeooo:rsid="0014a1a1"/>
    </style:style>
    <style:style style:name="T3" style:family="text">
      <style:text-properties officeooo:rsid="001e268b"/>
    </style:style>
    <style:style style:name="T4" style:family="text">
      <style:text-properties officeooo:rsid="001f2f31"/>
    </style:style>
    <style:style style:name="T5" style:family="text">
      <style:text-properties officeooo:rsid="001fc22f"/>
    </style:style>
    <style:style style:name="T6" style:family="text">
      <style:text-properties officeooo:rsid="001652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Zachary Gilliam</text:p>
      <text:p text:style-name="P2">Dr. Christine Munoz</text:p>
      <text:p text:style-name="P2">GHS:2100:0001</text:p>
      <text:p text:style-name="P2">2025-09-30</text:p>
      <text:p text:style-name="P3">Whispers Before The Storm</text:p>
      <text:p text:style-name="Text_20_body">Hi, I’m Luna. I’m twenty-three years old, <text:span text:style-name="T1">somewhere</text:span> between being young and taking on adult responsibilities, finishing my master’s in health informatics. Early last year, I was running at full speed. The summer was a <text:span text:style-name="T1">mix</text:span> of long days and short nights, stretched thin between my internship at a brain–computer interface company, two accelerated summer courses, and a <text:span text:style-name="T1">bunch</text:span> of research projects. My life felt like a puzzle dumped across a table <text:span text:style-name="T1">with </text:span>every piece demanding to be fitted in place.</text:p>
      <text:p text:style-name="Text_20_body">By August, the frantic motion slowed. My internship wrapped up, my courses reached their <text:span text:style-name="T2">end</text:span>, and suddenly there was quiet, a silence that pressed against my skin. <text:span text:style-name="T1">I would wake up tense and then quickly feel my body relax, but beneath this</text:span> there was a small ache. A whisper from my body, almost dismissible. The pain had a faint resemblance of period cramps, ten percent of what I <text:span text:style-name="T3">was used to. It was</text:span> so <text:span text:style-name="T3">weak that</text:span> I laughed at myself for noticing. I ignored it <text:span text:style-name="T3">easily, </text:span>tucking it away like a receipt in a drawer. I had my life back again. I took bike rides <text:span text:style-name="T3">and </text:span>had coffees with friends, <text:span text:style-name="T3">I</text:span> cooked <text:span text:style-name="T1">large</text:span> meals I didn’t have time for. <text:s/><text:span text:style-name="T3">Everything that the summer was missing. I only noticed the ache when I woke up. During the day</text:span>, <text:span text:style-name="T3">it was</text:span> so subtle it was <text:span text:style-name="T4">sort of </text:span>like <text:span text:style-name="T4">the</text:span> background hum of a refrigerator, you don’t notice until it’s gone, or until it grows louder.</text:p>
      <text:p text:style-name="P4">Then September came, and with it, the semester. Life quickened again. I was running on <text:span text:style-name="T4">synethetic energy</text:span>, <text:span text:style-name="T1">running</text:span> between classes, <text:s/><text:span text:style-name="T3">running my </text:span>lab, and <text:span text:style-name="T3">running to my</text:span> part-time shifts. The ache stayed, creeping forward slowly <text:span text:style-name="T2">and</text:span> too gradual to sound alarm. Until one Friday. </text:p>
      <text:p text:style-name="P4">“You look pale,” a coworker said.<text:line-break/>“Just tired,” I lied. “Long day.”</text:p>
      <text:p text:style-name="P4">A twelve-hour shift <text:span text:style-name="T2">packed with meetings with people much smarter than me but also more boring.</text:span> <text:span text:style-name="T4">Time dripped</text:span> like paint dr<text:span text:style-name="T4">ies</text:span>. <text:span text:style-name="T3">I was struggling to stay awake, I almost felt dizzy. Until t</text:span><text:span text:style-name="T1">he</text:span> ache erupted. It was no longer a whisper but a <text:span text:style-name="T1">scream</text:span>, like a gun shot me from the inside. The pain seized me so sharply I fel<text:span text:style-name="T4">l to my knees, </text:span>but I clenched my jaw, <text:span text:style-name="T4">stood up, and</text:span>white-knuckled through the last hour, refusing to yield. When the shift ended, I <text:span text:style-name="T4">ran</text:span> out to meet my boyfriend’s car. I slid into the seat and whispered, “Something’s wrong.”</text:p>
      <text:p text:style-name="P4"><text:span text:style-name="T2">As we entered the ER, the</text:span> lights were cold. <text:span text:style-name="T4">They were</text:span> buzzing above us like a <text:span text:style-name="T1">bee</text:span> hive, <text:span text:style-name="T4">almost angrily</text:span>. Nurses moved <text:span text:style-name="T2">like professional dancers</text:span>, <text:span text:style-name="T1">guiding</text:span> me through <text:span text:style-name="T1">hallways</text:span> that smelled faintly of antiseptic and something metallic. <text:span text:style-name="T1">After taking vitals, meeting with the doctor for him to order an x-ray,</text:span> the doctor finally stood before me <text:span text:style-name="T1">again</text:span>, his face grave yet softened at the edges, he told me words that cracked my world open… <text:s/>“It’s an ectopic pregnancy,” he said. “I’m so sorry…. That means a fertilized egg had implanted in my fallopian tube instead of my uterus. As it grew, it caused the tube to stretch and finally rupture, spilling blood into my abdomen. My body had been a battlefield and I hadn’t known. He said it was a miracle I was still awake after pushing through hours of pain, finishing <text:soft-page-break/>my shift as if endurance could stitch me back together. <text:span text:style-name="T4">I felt embarrassed when he told me this, like “am I an idiot for not listening to my body,” or, “does he think I’m stupid?” </text:span></text:p>
      <text:p text:style-name="Text_20_body"><text:span text:style-name="T4">But a</text:span><text:span text:style-name="T2">fter hearing</text:span> those words, my focus shifted to the <text:span text:style-name="T5">doctor who said them</text:span>. This doctor <text:span text:style-name="T5">was v</text:span><text:span text:style-name="T4">ery</text:span><text:span text:style-name="T1"> considerate</text:span> for a man working in gynecology, never entered the room without a woman at his side. A silent gesture <text:span text:style-name="T5">that </text:span>made me feel less like a <text:span text:style-name="T1">subject</text:span> and more like a person. The <text:span text:style-name="T1">nurses</text:span> <text:span text:style-name="T2">wrapped</text:span> me in warm blankets, <text:span text:style-name="T2">tucked</text:span> hydration into my veins <text:span text:style-name="T5">(I’m not scared of needles)</text:span>, <text:span text:style-name="T4">and politely asked their questions. T</text:span>heir kindness <text:span text:style-name="T4">was</text:span> wrapping around me like a <text:span text:style-name="T1">plush blanket</text:span>. And then came surgery. Darkness swallowed me in an instant. <text:span text:style-name="T5">W</text:span>hen I woke, I was in a room meant for beginnings, not losses… <text:span text:style-name="T4">a room in the mother-baby</text:span> unit <text:span text:style-name="T4">painted like a kid’s birthday party.</text:span> I lay in a bed made for new mothers, soft and welcoming, yet <text:span text:style-name="T1">depressing</text:span> in its irony. <text:span text:style-name="T4">I was caged within cartoon paintings of zebras and monkeys, tigers and pandas, baseball bats and candy, all things meant for new mothers and their newborns. But not me. </text:span>My boyfriend sat by my side, his hand <text:span text:style-name="T1">stuck</text:span> to mine, his eyes swollen with fatigue and fear. In that moment, his presence was a buoy in stormwater, the only thing keeping me <text:span text:style-name="T4">afloat.</text:span></text:p>
      <text:p text:style-name="P4">Recovery was <text:span text:style-name="T2">long and difficult</text:span>. My body ached, stitched and <text:span text:style-name="T2">weak</text:span>. I was bedridden for weeks, the walls of my room shrinking closer each day, <text:span text:style-name="T2">my eyes were glued to my phone</text:span>. Productivity, once my compass, <text:span text:style-name="T6">gone</text:span>. My research sat untouched, my ambitions paused. My relationship strained under the weight of <text:span text:style-name="T1">my condition</text:span>, but without him, I would have drowned .</text:p>
      <text:p text:style-name="P4">“You don’t understand,” I snapped one night.<text:line-break/>“I’m trying,” he said. “I just don’t know how to help you.”</text:p>
      <text:p text:style-name="P4">The slow return of <text:span text:style-name="T1">my </text:span>strength felt more like learning to live in ruins <text:span text:style-name="T1">or</text:span> planting flowers in <text:span text:style-name="T2">dry</text:span> soil.</text:p>
      <text:p text:style-name="Text_20_body"><text:span text:style-name="T1">Now, I realize t</text:span>he body is not a machine you can will past its breaking point. It speaks in whispers before it screams. <text:span text:style-name="T1">W</text:span>hen I think back on that summer I hear those whispers. And I can’t help but wonder what might have been if I had listened soone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30T12:51:48.929708162</meta:creation-date>
    <dc:date>2025-10-12T18:22:58.488736152</dc:date>
    <meta:editing-duration>P1DT15H6M58S</meta:editing-duration>
    <meta:editing-cycles>8</meta:editing-cycles>
    <meta:generator>LibreOffice/24.8.7.2$Linux_X86_64 LibreOffice_project/480$Build-2</meta:generator>
    <meta:print-date>2025-10-01T13:22:27.177962009</meta:print-date>
    <meta:printed-by>PDF files</meta:printed-by>
    <meta:document-statistic meta:table-count="0" meta:image-count="0" meta:object-count="0" meta:page-count="2" meta:paragraph-count="16" meta:word-count="935" meta:character-count="5220" meta:non-whitespace-character-count="4297"/>
  </office:meta>
</office:document-meta>
</file>